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8080" draw:textarea-horizontal-align="justify" draw:textarea-vertical-align="middle" draw:auto-grow-height="false" draw:shadow="hidden"/>
    </style:style>
    <style:style style:name="gr2" style:family="graphic" style:parent-style-name="objectwithoutfill">
      <style:graphic-properties svg:stroke-color="#000000" draw:marker-start="Arrow" draw:marker-start-width="0.3cm" draw:marker-end="Arrow" draw:marker-end-width="0.3cm" draw:fill="none" draw:fill-color="#ff8080" draw:textarea-vertical-align="middle" draw:shadow="hidden"/>
    </style:style>
    <style:style style:name="gr3" style:family="graphic" style:parent-style-name="objectwithoutfill">
      <style:graphic-properties svg:stroke-color="#000000" draw:marker-end="Arrow" draw:marker-end-width="0.3cm" draw:fill="none" draw:fill-color="#ff8080" draw:textarea-vertical-align="middle" draw:shadow="hidden"/>
    </style:style>
    <style:style style:name="gr4" style:family="graphic" style:parent-style-name="objectwithoutfill">
      <style:graphic-properties svg:stroke-color="#000000" draw:marker-start="Arrow" draw:marker-start-width="0.3cm" draw:marker-end="Arrow" draw:marker-end-width="0.3cm" draw:fill="none" draw:fill-color="#ccffcc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6" draw:id="id6" draw:layer="layout" svg:width="5.8cm" svg:height="1cm" svg:x="14.2cm" svg:y="9.5cm">
          <text:p text:style-name="P1"><text:span text:style-name="T1">EigeneBuchunge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8cm" svg:height="1cm" svg:x="1.4cm" svg:y="18.8cm">
          <text:p text:style-name="P1"><text:span text:style-name="T1">RessourcenAnsich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8cm" svg:height="1cm" svg:x="10.8cm" svg:y="6.6cm">
          <text:p text:style-name="P1"><text:span text:style-name="T1">Accou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8cm" svg:height="1cm" svg:x="1.4cm" svg:y="25.5cm">
          <text:p text:style-name="P1"><text:span text:style-name="T1">neueRessourc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5.8cm" svg:height="1cm" svg:x="7.8cm" svg:y="14.3cm">
          <text:p text:style-name="P1"><text:span text:style-name="T1">EigeneRessource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8cm" svg:height="1cm" svg:x="8.1cm" svg:y="25.5cm">
          <text:p text:style-name="P1"><text:span text:style-name="T1">DetailRessourcenAnsich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5.8cm" svg:height="1cm" svg:x="14.2cm" svg:y="15.2cm">
          <text:p text:style-name="P1"><text:span text:style-name="T1">Gruppenverwaltung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5.8cm" svg:height="1cm" svg:x="3.8cm" svg:y="4.7cm">
          <text:p text:style-name="P1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7cm" svg:y1="5.7cm" svg:x2="4.3cm" svg:y2="18.8cm" draw:start-shape="id1" draw:end-shape="id2" svg:d="m6700 5700v6550h-2400v6550" svg:viewBox="0 0 2401 13101">
          <text:p/>
        </draw:connector>
        <draw:connector draw:style-name="gr2" draw:text-style-name="P1" draw:layer="layout" svg:x1="7.2cm" svg:y1="19.3cm" svg:x2="11cm" svg:y2="25.5cm" draw:start-shape="id2" draw:start-glue-point="1" draw:end-shape="id3" draw:end-glue-point="0" svg:d="m7200 19300h3800v6200" svg:viewBox="0 0 3801 6201">
          <text:p/>
        </draw:connector>
        <draw:connector draw:style-name="gr3" draw:text-style-name="P1" draw:layer="layout" svg:x1="4.3cm" svg:y1="19.8cm" svg:x2="4.3cm" svg:y2="25.5cm" draw:start-shape="id2" draw:start-glue-point="2" draw:end-shape="id4" draw:end-glue-point="0" svg:d="m4300 19800v5700" svg:viewBox="0 0 1 5701">
          <text:p/>
        </draw:connector>
        <draw:connector draw:style-name="gr2" draw:text-style-name="P1" draw:layer="layout" svg:x1="9.6cm" svg:y1="5.2cm" svg:x2="10.8cm" svg:y2="7.1cm" draw:start-shape="id1" draw:start-glue-point="1" draw:end-shape="id5" draw:end-glue-point="3" svg:d="m9600 5200h600v1900h600" svg:viewBox="0 0 1201 1901">
          <text:p/>
        </draw:connector>
        <draw:connector draw:style-name="gr2" draw:text-style-name="P1" draw:layer="layout" svg:x1="16.6cm" svg:y1="7.1cm" svg:x2="17.1cm" svg:y2="9.5cm" draw:start-shape="id5" draw:start-glue-point="1" draw:end-shape="id6" draw:end-glue-point="0" svg:d="m16600 7100h501v1450h-1v950" svg:viewBox="0 0 502 2401">
          <text:p/>
        </draw:connector>
        <draw:connector draw:style-name="gr2" draw:text-style-name="P1" draw:layer="layout" svg:x1="13.7cm" svg:y1="7.6cm" svg:x2="17.1cm" svg:y2="15.2cm" draw:start-shape="id5" draw:start-glue-point="2" draw:end-shape="id7" draw:end-glue-point="0" svg:d="m13700 7600v3800h3400v3800" svg:viewBox="0 0 3401 7601">
          <text:p/>
        </draw:connector>
        <draw:connector draw:style-name="gr2" draw:text-style-name="P1" draw:layer="layout" svg:x1="13.7cm" svg:y1="7.6cm" svg:x2="10.7cm" svg:y2="14.3cm" draw:start-shape="id5" draw:start-glue-point="2" draw:end-shape="id8" svg:d="m13700 7600v3350h-3000v3350" svg:viewBox="0 0 3001 6701">
          <text:p/>
        </draw:connector>
        <draw:connector draw:style-name="gr2" draw:text-style-name="P1" draw:layer="layout" svg:x1="10.7cm" svg:y1="15.3cm" svg:x2="13.9cm" svg:y2="26cm" draw:start-shape="id8" draw:start-glue-point="2" draw:end-shape="id3" draw:end-glue-point="1" svg:d="m10700 15300v5100h3701v5600h-501" svg:viewBox="0 0 3702 10701">
          <text:p/>
        </draw:connector>
        <draw:custom-shape draw:style-name="gr1" draw:text-style-name="P1" xml:id="id9" draw:id="id9" draw:layer="layout" svg:width="5.8cm" svg:height="1cm" svg:x="14.2cm" svg:y="17.6cm">
          <text:p text:style-name="P1"><text:span text:style-name="T1">EigeneRessourcenVerwaltung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6cm" svg:y1="14.8cm" svg:x2="14.2cm" svg:y2="18.1cm" draw:start-shape="id8" draw:start-glue-point="1" draw:end-shape="id9" draw:end-glue-point="3" svg:d="m13600 14800h501v1650h-402v1650h501" svg:viewBox="0 0 601 3301">
          <text:p/>
        </draw:connector>
        <draw:connector draw:style-name="gr2" draw:text-style-name="P1" draw:layer="layout" svg:x1="7.8cm" svg:y1="14.8cm" svg:x2="7.2cm" svg:y2="26cm" draw:start-shape="id8" draw:start-glue-point="3" draw:end-shape="id4" draw:end-glue-point="1" svg:d="m7800 14800h-501v5600h402v5600h-501" svg:viewBox="0 0 601 11201">
          <text:p/>
        </draw:connector>
        <draw:custom-shape draw:style-name="gr1" draw:text-style-name="P2" draw:layer="layout" svg:width="5.8cm" svg:height="1cm" svg:x="1.3cm" svg:y="3.1cm">
          <text:p text:style-name="P1"><text:span text:style-name="T1">Login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3.8cm" svg:y1="5.2cm" svg:x2="6.7cm" svg:y2="4.7cm" draw:start-shape="id1" draw:start-glue-point="3" draw:end-shape="id1" draw:end-glue-point="0" svg:d="m3800 5200c-751 0-627-501 286-814s2614-437 2614 314" svg:viewBox="0 0 3391 10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1T16:15:56.821000000</meta:creation-date>
    <dc:date>2013-11-11T19:47:50.416000000</dc:date>
    <meta:editing-duration>PT19M13S</meta:editing-duration>
    <meta:editing-cycles>6</meta:editing-cycles>
    <meta:generator>LibreOffice/4.1.2.3$Windows_x86 LibreOffice_project/40b2d7fde7e8d2d7bc5a449dc65df4d08a7dd38</meta:generator>
    <meta:document-statistic meta:object-count="21"/>
  </office:meta>
</office:document-meta>
</file>